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28b8" officeooo:paragraph-rsid="001c28b8"/>
    </style:style>
    <style:style style:name="P2" style:family="paragraph" style:parent-style-name="Standard">
      <style:paragraph-properties fo:text-align="justify" style:justify-single-word="false"/>
      <style:text-properties officeooo:rsid="001c28b8" officeooo:paragraph-rsid="001c28b8"/>
    </style:style>
    <style:style style:name="P3" style:family="paragraph" style:parent-style-name="Standard">
      <style:text-properties officeooo:rsid="001c28b8" officeooo:paragraph-rsid="001d1631"/>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officeooo:rsid="001d16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 am applying for the postdoctoral position available in your laboratory that was recently advertised on the CSIRO website under the <text:span text:style-name="T2">title.</text:span></text:p>
      <text:p text:style-name="P1"/>
      <text:p text:style-name="P1">Currently I am a final year doctorate student at Norwegian University of Sciences &amp; Technology. I am also <text:s/>working as a Research Scientist with SINTEF ICT Applied Mathematics group, which is the biggest independent research organization in the whole Scandinavia. <text:s/>I am expected to finish my doctorate dissertation fall this year, after which I will be delighted to join your group as a <text:span text:style-name="T2">post doctoral researcher.</text:span></text:p>
      <text:p text:style-name="P1"/>
      <text:p text:style-name="P3">I consider myself ideal candidate for the current position, which is <text:span text:style-name="T3">mainly due to</text:span> my diverse <text:span text:style-name="T3">educational background and experinece.</text:span> As a student, I <text:span text:style-name="T3">gained</text:span> state of the art <text:span text:style-name="T3">Mechanical E</text:span>ngineering knowledge <text:span text:style-name="T3">with degree from top notch institute within my region. O</text:span>n top of it, a <text:span text:style-name="T3">doctorate</text:span> in Applied Mathematics <text:span text:style-name="T3">at the NTNU (deparment ranks in top 50 by Academic ranking of world univeristies) </text:span>has embedded the <text:span text:style-name="T3">core </text:span>understaning of intricate science in an exceptionally <text:s/>good way. <text:span text:style-name="T3">I put my knowledge on the fore-front of research and showed my capcabilities on the applied project </text:span>rang<text:span text:style-name="T3">ing</text:span> from energy harvesting with offshore wind turbines, computational fluid dynamics, numerical modeling of weather systems <text:span text:style-name="T3">and </text:span>reduce order modeling. I <text:span text:style-name="T3">was part of the team who developed engineering </text:span>software <text:span text:style-name="T3">tools mainly based on </text:span>object oriented codes such as python/C++. <text:s/><text:span text:style-name="T3">I took part in the development of in-house code within the group called IFEM (python library for the solution of isogemenotirc finite element numerical codes for Navier-Stokes equation). I also developed a methods which range from micro-sclae to meso-scale, which are required for the resolution of weather systems.</text:span></text:p>
      <text:p text:style-name="P3"><text:span text:style-name="T3">Overall have got 7 years of ex</text:span>perience in developing <text:span text:style-name="T3">CFD</text:span> applications <text:span text:style-name="T3">in partiuclat</text:span> for various engineering applications ra<text:span text:style-name="T3">n</text:span>ging from weather system, aerospace and mechanical system. My experience of being a mentor at various institutes taught me to lead projects, deliever the knowledge to under-gradutae and graduates studesnts and develop administrative skills . My current <text:span text:style-name="T3">article </text:span><text:s/>based <text:span text:style-name="T3">research libaray has reached </text:span>over 20 research articles <text:span text:style-name="T3">which are been published/submitted</text:span> in international journals and conference proceeding. <text:span text:style-name="T3">It certainly</text:span> demonstrates my cutting edge research capabilities and international exposure. <text:s/></text:p>
      <text:p text:style-name="P1"><text:s/><text:line-break/>Mr. Siddiqui is a great advocate of promoting electricity generation using renewable energy resources. His research, therefore, aims to develop systems which enhance the productivity of related technologies and make them sustainable for future energy systems.</text:p>
      <text:p text:style-name="P1">The second sentence should specify your current position, place of work and mentor.</text:p>
      <text:p text:style-name="P1"/>
      <text:p text:style-name="P1"/>
      <text:p text:style-name="P2">Good reputation of high educational standards, diverse educational environment, research facilities and a desire to probe into the energy field are factors that have motivated me to choose this program. I believe studies at KFUPM will help me acquire versatility needed to reach my full potential as a professional.</text:p>
      <text:p text:style-name="P2"/>
      <text:p text:style-name="P2">With all the motivation and enthusiasm I have carried throughout my academic carrier in the form of excellent academic records, projects and extra-curricular activities, I am ready to accept any challenge and I am sure that I will contribute very positively to your Mechanical Engineering program. </text:p>
      <text:p text:style-name="P2"/>
      <text:p text:style-name="P2"><text:span text:style-name="T1">I expect that this program will empower me with state-of-the-art renewable energy technology and I will be able to implement the research for the betterment of my country in futur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5T12:56:26.436198218</meta:creation-date>
    <dc:date>2017-05-05T18:50:24.762677215</dc:date>
    <meta:editing-duration>PT5H27M46S</meta:editing-duration>
    <meta:editing-cycles>3</meta:editing-cycles>
    <meta:generator>LibreOffice/4.2.8.2$Linux_X86_64 LibreOffice_project/420m0$Build-2</meta:generator>
    <meta:document-statistic meta:table-count="0" meta:image-count="0" meta:object-count="0" meta:page-count="1" meta:paragraph-count="9" meta:word-count="529" meta:character-count="3489" meta:non-whitespace-character-count="2958"/>
  </office:meta>
</office:document-meta>
</file>